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fo:font-size="10.5pt" style:font-size-asian="10.5pt" style:font-size-complex="10.5pt"/>
    </style:style>
    <style:style style:name="P2" style:family="paragraph" style:parent-style-name="Text_20_body">
      <style:text-properties style:font-name="Calibri" fo:font-size="10.5pt" style:font-size-asian="10.5pt" style:font-size-complex="10.5pt"/>
    </style:style>
    <style:style style:name="P3" style:family="paragraph" style:parent-style-name="Text_20_body">
      <style:text-properties fo:color="#000000" style:font-name="Calibri"/>
    </style:style>
    <style:style style:name="P4" style:family="paragraph" style:parent-style-name="Text_20_body">
      <style:paragraph-properties fo:margin-left="0in" fo:margin-right="0in" fo:margin-top="0in" fo:margin-bottom="0in" style:contextual-spacing="false" fo:text-indent="0in" style:auto-text-indent="false"/>
      <style:text-properties style:font-name="Calibri" fo:font-size="10.5pt" style:font-size-asian="10.5pt" style:font-size-complex="10.5pt"/>
    </style:style>
    <style:style style:name="T1" style:family="text">
      <style:text-properties fo:color="#000000"/>
    </style:style>
    <style:style style:name="T2" style:family="text">
      <style:text-properties fo:color="#000000" style:font-name="Calibri"/>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Desmos - San Francisco, CA</text:span></text:p>
      <text:p text:style-name="P3">-- About us --</text:p>
      <text:p text:style-name="P3">Desmos builds great math software. If you love math, write great code, and care about education, then we want to meet you.</text:p>
      <text:p text:style-name="Text_20_body"><text:span text:style-name="T2">Check out a sample graph at </text:span><text:a xlink:type="simple" xlink:href="https://www.desmos.com/calculator/bbhzdbudoy">https://www.desmos.com/calculator/bbhzdbudoy</text:a><text:span text:style-name="T2"> if you haven't seen our calculator before.</text:span></text:p>
      <text:p text:style-name="P3">-- Software Developer (calculator) --</text:p>
      <text:p text:style-name="P3">The Desmos calculator lives entirely in the browser. It incorporates a realtime LaTeX WYSIWIG editor, includes a full compiler pipeline to interpret unstructured user math input and transform it into meaningful and efficiently-evaluable code, and makes extensive use of modern web technologies such as web workers and canvas rendering. The calculator core is modular and well-tested code which powers our free-to-use desktop, tablet, and mobile versions, used by millions of students, as well as driving our API, which many of the world's largest education companies use to power their graphing and math input. There's a lot to do to make the calculator faster, more powerful, more featureful and more beautiful, build out mobile apps, and continue to grow the calculator API.</text:p>
      <text:p text:style-name="P3">We're not big into hard requirements, but a love of and interest in math is non-negotiable.</text:p>
      <text:p text:style-name="P3">If this is the right job for you, you're probably also interested in numerical and geometric computation, compilers, code generation, performance optimization, API design, CAS implementation and graphic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6T22:23:20.693000000</meta:creation-date>
    <dc:date>2014-10-06T23:49:23.842000000</dc:date>
    <meta:editing-duration>PT1H10M52S</meta:editing-duration>
    <meta:editing-cycles>1</meta:editing-cycles>
    <meta:document-statistic meta:table-count="0" meta:image-count="0" meta:object-count="0" meta:page-count="1" meta:paragraph-count="8" meta:word-count="215" meta:character-count="1385" meta:non-whitespace-character-count="1178"/>
    <meta:generator>LibreOffice/4.2.2.1$Windows_x86 LibreOffice_project/3be8cda0bddd8e430d8cda1ebfd581265cca5a0f</meta:generator>
  </office:meta>
</office:document-meta>
</file>